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Dear Hiring Manager,</text:span></text:p>
      <text:p text:style-name="Text_20_body">I am an Android Developer with strong expertise in Kotlin, Jetpack Compose, and modern mobile app architecture. I have delivered multiple apps from concept to release, integrating REST APIs, optimizing performance, and creating intuitive UIs using Material Design. My background includes Clean Architecture, MVVM, and agile teamwork, enabling me to deliver high-quality, user-focused solutions efficiently. I am eager to bring my skills, problem-solving mindset, and passion for innovation to your development team.</text:p>
      <text:p text:style-name="Text_20_body">Kind regards,<text:line-break/>Ferhat Sanl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2T20:38:12.804893000</meta:creation-date>
    <dc:date>2025-08-12T20:38:30.297704000</dc:date>
    <meta:editing-duration>PT19S</meta:editing-duration>
    <meta:editing-cycles>1</meta:editing-cycles>
    <meta:document-statistic meta:table-count="0" meta:image-count="0" meta:object-count="0" meta:page-count="1" meta:paragraph-count="3" meta:word-count="79" meta:character-count="561" meta:non-whitespace-character-count="485"/>
    <meta:generator>LibreOffice/25.2.3.2$MacOSX_X86_64 LibreOffice_project/bbb074479178df812d175f709636b368952c2ce3</meta:generator>
  </office:meta>
</office:document-meta>
</file>